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90000858900002348195F4613.svm"/>
  <manifest:file-entry manifest:media-type="" manifest:full-path="Pictures/2000000900009796000047CD70DC7996.svm"/>
  <manifest:file-entry manifest:media-type="" manifest:full-path="Pictures/200000090000953F00002D342CBCB52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6" style:family="table">
      <style:table-properties style:width="16.963cm" fo:margin-left="0.064cm" fo:margin-right="-0.028cm" table:align="margins" style:writing-mode="lr-tb"/>
    </style:style>
    <style:style style:name="Tabela6.A" style:family="table-column">
      <style:table-column-properties style:column-width="2.565cm" style:rel-column-width="9908*"/>
    </style:style>
    <style:style style:name="Tabela6.B" style:family="table-column">
      <style:table-column-properties style:column-width="1.669cm" style:rel-column-width="6446*"/>
    </style:style>
    <style:style style:name="Tabela6.C" style:family="table-column">
      <style:table-column-properties style:column-width="4.02cm" style:rel-column-width="15530*"/>
    </style:style>
    <style:style style:name="Tabela6.D" style:family="table-column">
      <style:table-column-properties style:column-width="8.71cm" style:rel-column-width="33651*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padding-left="0.123cm" fo:padding-right="0.123cm" fo:padding-top="0cm" fo:padding-bottom="0cm" fo:border-left="0.035cm solid #000000" fo:border-right="none" fo:border-top="0.035cm solid #000000" fo:border-bottom="0.035cm solid #000000" style:writing-mode="lr-tb"/>
    </style:style>
    <style:style style:name="Tabela6.B1" style:family="table-cell">
      <style:table-cell-properties style:vertical-align="top" fo:padding-left="0.123cm" fo:padding-right="0.123cm" fo:padding-top="0cm" fo:padding-bottom="0cm" fo:border-left="0.018cm solid #000000" fo:border-right="none" fo:border-top="0.035cm solid #000000" fo:border-bottom="0.035cm solid #000000" style:writing-mode="lr-tb"/>
    </style:style>
    <style:style style:name="Tabela6.D1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0.035cm solid #000000" fo:border-bottom="0.035cm solid #000000" style:writing-mode="lr-tb"/>
    </style:style>
    <style:style style:name="Tabela6.A2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18cm solid #000000" style:writing-mode="lr-tb"/>
    </style:style>
    <style:style style:name="Tabela6.B2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6.C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6.D2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18cm solid #000000" style:writing-mode="lr-tb"/>
    </style:style>
    <style:style style:name="Tabela6.A3" style:family="table-cell">
      <style:table-cell-properties style:vertical-align="top" fo:padding-left="0.123cm" fo:padding-right="0.123cm" fo:padding-top="0cm" fo:padding-bottom="0cm" fo:border-left="0.035cm solid #000000" fo:border-right="none" fo:border-top="none" fo:border-bottom="0.035cm solid #000000" style:writing-mode="lr-tb"/>
    </style:style>
    <style:style style:name="Tabela6.B3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a6.C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35cm solid #000000" style:writing-mode="lr-tb"/>
    </style:style>
    <style:style style:name="Tabela6.D3" style:family="table-cell">
      <style:table-cell-properties style:vertical-align="top" fo:padding-left="0.123cm" fo:padding-right="0.123cm" fo:padding-top="0cm" fo:padding-bottom="0cm" fo:border-left="0.018cm solid #000000" fo:border-right="0.035cm solid #000000" fo:border-top="none" fo:border-bottom="0.035cm solid #000000" style:writing-mode="lr-tb"/>
    </style:style>
    <style:style style:name="Tabela6.8" style:family="table-row">
      <style:table-row-properties style:min-row-height="0.598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ells">
      <style:paragraph-properties loext:contextual-spacing="false" fo:margin-top="0.212cm" fo:margin-bottom="0cm" style:snap-to-layout-grid="false"/>
      <style:text-properties fo:font-size="10pt" style:font-size-asian="10pt" style:font-size-complex="10pt"/>
    </style:style>
    <style:style style:name="P9" style:family="paragraph" style:parent-style-name="Table_20_Cells">
      <style:paragraph-properties loext:contextual-spacing="false" fo:margin-top="0.212cm" fo:margin-bottom="0cm" style:snap-to-layout-grid="false"/>
      <style:text-properties fo:font-size="10pt" style:font-size-asian="10pt" style:font-size-complex="10pt"/>
    </style:style>
    <style:style style:name="P10" style:family="paragraph" style:parent-style-name="Table_20_Headers">
      <style:paragraph-properties loext:contextual-spacing="false" fo:margin-top="0.212cm" fo:margin-bottom="0cm" fo:text-align="center" style:justify-single-word="false" style:snap-to-layout-grid="false"/>
      <style:text-properties fo:font-size="10pt" style:font-size-asian="10pt" style:font-size-complex="10pt"/>
    </style:style>
    <style:style style:name="P11" style:family="paragraph" style:parent-style-name="Standard">
      <style:paragraph-properties loext:contextual-spacing="false" fo:margin-top="0.212cm" fo:margin-bottom="0cm" style:snap-to-layout-grid="false"/>
      <style:text-properties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5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list-style-name="L2">
      <style:paragraph-properties fo:text-align="justify" style:justify-single-word="false"/>
    </style:style>
    <style:style style:name="P17" style:family="paragraph" style:parent-style-name="Standard" style:list-style-name="L2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Heading_20_1">
      <style:paragraph-properties fo:text-align="center" style:justify-single-word="false"/>
      <style:text-properties style:text-position="0% 100%" fo:font-size="12pt" fo:font-weight="bold" style:font-size-asian="12pt" style:font-weight-asian="bold" style:font-size-complex="12pt" style:font-weight-complex="bold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Bibliography_20_1" style:list-style-name="L3"/>
    <style:style style:name="P21" style:family="paragraph" style:parent-style-name="Text_20_body" style:list-style-name="L3"/>
    <style:style style:name="P22" style:family="paragraph" style:parent-style-name="Text_20_body">
      <style:paragraph-properties fo:text-align="justify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6">Modelowanie </text:p>
      <text:p text:style-name="P6">BPMN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aboratorium 3</text:p>
      <text:p text:style-name="P1"/>
      <text:p text:style-name="P3">Przekształcenie i optymalizacja procesu</text:p>
      <text:p text:style-name="P3"/>
      <text:p text:style-name="P3"/>
      <text:p text:style-name="P3">wersja 1.4 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zygotował: dr inż. Radosław Adamus</text:p>
      <text:p text:style-name="P2">Instytut Informatyki Stosowanej PŁ</text:p>
      <text:p text:style-name="P5"/>
      <text:p text:style-name="P7">Historia zmian</text:p>
      <table:table table:name="Tabela6" table:style-name="Tabela6">
        <table:table-column table:style-name="Tabela6.A"/>
        <table:table-column table:style-name="Tabela6.B"/>
        <table:table-column table:style-name="Tabela6.C"/>
        <table:table-column table:style-name="Tabela6.D"/>
        <table:table-row table:style-name="Tabela6.1">
          <table:table-cell table:style-name="Tabela6.A1" office:value-type="string">
            <text:p text:style-name="P10">Data</text:p>
          </table:table-cell>
          <table:table-cell table:style-name="Tabela6.B1" office:value-type="string">
            <text:p text:style-name="P10">Wersja</text:p>
          </table:table-cell>
          <table:table-cell table:style-name="Tabela6.B1" office:value-type="string">
            <text:p text:style-name="P10">Autor</text:p>
          </table:table-cell>
          <table:table-cell table:style-name="Tabela6.D1" office:value-type="string">
            <text:p text:style-name="P10">Opis zmian</text:p>
          </table:table-cell>
        </table:table-row>
        <table:table-row table:style-name="Tabela6.1">
          <table:table-cell table:style-name="Tabela6.A2" office:value-type="string">
            <text:p text:style-name="P8">15.03.2013</text:p>
          </table:table-cell>
          <table:table-cell table:style-name="Tabela6.B2" office:value-type="float" office:value="0">
            <text:p text:style-name="P8">0.1</text:p>
          </table:table-cell>
          <table:table-cell table:style-name="Tabela6.C2" office:value-type="string">
            <text:p text:style-name="P8">Radosław Adamus</text:p>
          </table:table-cell>
          <table:table-cell table:style-name="Tabela6.D2" office:value-type="string">
            <text:p text:style-name="P8">Utworzenie dokumentu</text:p>
          </table:table-cell>
        </table:table-row>
        <table:table-row table:style-name="Tabela6.1">
          <table:table-cell table:style-name="Tabela6.A3" office:value-type="string">
            <text:p text:style-name="P8">17.03.2013</text:p>
          </table:table-cell>
          <table:table-cell table:style-name="Tabela6.B3" office:value-type="float" office:value="0">
            <text:p text:style-name="P8">1.0 </text:p>
          </table:table-cell>
          <table:table-cell table:style-name="Tabela6.C3" office:value-type="string">
            <text:p text:style-name="P8">Radosław Adamus</text:p>
          </table:table-cell>
          <table:table-cell table:style-name="Tabela6.D3" office:value-type="string">
            <text:p text:style-name="P8">Pierwsza publiczna wersja dokumentu</text:p>
          </table:table-cell>
        </table:table-row>
        <table:table-row table:style-name="Tabela6.1">
          <table:table-cell table:style-name="Tabela6.A3" office:value-type="string">
            <text:p text:style-name="P8">18.03.2013</text:p>
          </table:table-cell>
          <table:table-cell table:style-name="Tabela6.B3" office:value-type="float" office:value="0">
            <text:p text:style-name="P8">1.1</text:p>
          </table:table-cell>
          <table:table-cell table:style-name="Tabela6.C3" office:value-type="string">
            <text:p text:style-name="P8">Radosław Adamus</text:p>
          </table:table-cell>
          <table:table-cell table:style-name="Tabela6.D3" office:value-type="string">
            <text:p text:style-name="P8">Drobne poprawki edycyjne</text:p>
          </table:table-cell>
        </table:table-row>
        <table:table-row table:style-name="Tabela6.1">
          <table:table-cell table:style-name="Tabela6.A3" office:value-type="string">
            <text:p text:style-name="P8">17.10.2013</text:p>
          </table:table-cell>
          <table:table-cell table:style-name="Tabela6.B3" office:value-type="float" office:value="0">
            <text:p text:style-name="P8">1.2</text:p>
          </table:table-cell>
          <table:table-cell table:style-name="Tabela6.C3" office:value-type="string">
            <text:p text:style-name="P8">Radosław Adamus</text:p>
          </table:table-cell>
          <table:table-cell table:style-name="Tabela6.D3" office:value-type="string">
            <text:p text:style-name="P8">Drobne poprawki edycyjne</text:p>
          </table:table-cell>
        </table:table-row>
        <table:table-row table:style-name="Tabela6.1">
          <table:table-cell table:style-name="Tabela6.A3" office:value-type="string">
            <text:p text:style-name="P8">04.03.2015</text:p>
          </table:table-cell>
          <table:table-cell table:style-name="Tabela6.B3" office:value-type="float" office:value="0">
            <text:p text:style-name="P8">1.3</text:p>
          </table:table-cell>
          <table:table-cell table:style-name="Tabela6.C3" office:value-type="string">
            <text:p text:style-name="P8">Tomasz Kowalski</text:p>
          </table:table-cell>
          <table:table-cell table:style-name="Tabela6.D3" office:value-type="string">
            <text:p text:style-name="P11">Usuniecie zadania o profilu publicznym ePUAP</text:p>
          </table:table-cell>
        </table:table-row>
        <table:table-row table:style-name="Tabela6.1">
          <table:table-cell table:style-name="Tabela6.A3" office:value-type="string">
            <text:p text:style-name="P8">05.03.2016</text:p>
          </table:table-cell>
          <table:table-cell table:style-name="Tabela6.B3" office:value-type="float" office:value="0">
            <text:p text:style-name="P8">1.4</text:p>
          </table:table-cell>
          <table:table-cell table:style-name="Tabela6.C3" office:value-type="string">
            <text:p text:style-name="P8">Radosław Adamus</text:p>
          </table:table-cell>
          <table:table-cell table:style-name="Tabela6.D3" office:value-type="string">
            <text:p text:style-name="P8">Usunięcie zadania samodzielnego opisu procesu</text:p>
          </table:table-cell>
        </table:table-row>
        <table:table-row table:style-name="Tabela6.8">
          <table:table-cell table:style-name="Tabela6.A3" office:value-type="string">
            <text:p text:style-name="P8">27.10.2018</text:p>
          </table:table-cell>
          <table:table-cell table:style-name="Tabela6.B3" office:value-type="float" office:value="0">
            <text:p text:style-name="P8">1.5</text:p>
          </table:table-cell>
          <table:table-cell table:style-name="Tabela6.C3" office:value-type="string">
            <text:p text:style-name="P8">Tomasz Kowalski</text:p>
          </table:table-cell>
          <table:table-cell table:style-name="Tabela6.D3" office:value-type="string">
            <text:p text:style-name="P8">Poprawki edycyjne (numeracja zadań)</text:p>
          </table:table-cell>
        </table:table-row>
      </table:table>
      <text:h text:style-name="P18" text:outline-level="1"/>
      <text:p text:style-name="P5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Contents_20_Heading">Spis treści</text:p>
          </text:index-title>
          <text:p text:style-name="P13">Cel<text:tab/>3</text:p>
          <text:p text:style-name="P13">Uwagi i wskazówki<text:tab/>3</text:p>
          <text:p text:style-name="P13">Zadania<text:tab/>3</text:p>
          <text:p text:style-name="P14">1. Wyjątki biznesowe i propagacja wyjątków<text:tab/>3</text:p>
          <text:p text:style-name="P14">2. Optymalizacja procesu (wykorzystanie zdarzenia eskalacji oraz podprocesów zdarzeniowych)<text:tab/>4</text:p>
          <text:p text:style-name="P14">3. Kamień milowy<text:tab/>4</text:p>
          <text:p text:style-name="P14">4. Proces zakładania konta<text:tab/>5</text:p>
          <text:p text:style-name="P13">Użyteczne linki<text:tab/>6</text:p>
        </text:index-body>
      </text:table-of-content>
      <text:p text:style-name="P5"/>
      <text:h text:style-name="P19" text:outline-level="1"><text:bookmark-start text:name="__RefHeading__827_1128303739"/>Cel<text:bookmark-end text:name="__RefHeading__827_1128303739"/></text:h>
      <text:list xml:id="list1629282689525613956" text:style-name="L1">
        <text:list-item>
          <text:p text:style-name="P15">Zdobycie umiejętności modyfikowania modeli w celu uzyskania określonych cech procesu</text:p>
        </text:list-item>
        <text:list-item>
          <text:p text:style-name="P15">Zapoznanie się z mechanizmami optymalizacji procesu wykorzystujących różne narzędzia BPMN.</text:p>
          <text:p text:style-name="P15"/>
        </text:list-item>
      </text:list>
      <text:p text:style-name="P1"/>
      <text:p text:style-name="P1"/>
      <text:h text:style-name="Heading_20_1" text:outline-level="1"><text:bookmark-start text:name="__RefHeading__829_1128303739"/>Uwagi i wskazówki<text:bookmark-end text:name="__RefHeading__829_1128303739"/></text:h>
      <text:list xml:id="list1974566876261248478" text:style-name="L2">
        <text:list-item>
          <text:p text:style-name="P16"><text:span text:style-name="T1">Opis zdarzeń znajduje się w wykładzie </text:span><text:span text:style-name="T2">BPMN poziom analityczny zdarzenia</text:span></text:p>
        </text:list-item>
        <text:list-item>
          <text:p text:style-name="P16"><text:span text:style-name="T1">Opis rozdzielania i łączenia przepływów znajduje się w wykładzie </text:span><text:span text:style-name="T2">BPMN poziom analityczny rozdzielanie i łączenie</text:span><text:span text:style-name="T1">.</text:span></text:p>
        </text:list-item>
        <text:list-item>
          <text:p text:style-name="P16"><text:span text:style-name="T1">Opis wzorców obsługi wyjątków biznesowych znajduje się w wykładzie </text:span><text:span text:style-name="T2">BPMN poziom analityczny wzorce obsługi wyjątków</text:span><text:span text:style-name="T1">.</text:span></text:p>
          <text:p text:style-name="P17"/>
          <text:p text:style-name="P17"/>
        </text:list-item>
      </text:list>
      <text:h text:style-name="Heading_20_1" text:outline-level="1">Zadania</text:h>
      <text:h text:style-name="Heading_20_2" text:outline-level="2">1. Wyjątki biznesowe i propagacja wyjątków </text:h>
      <text:p text:style-name="Text_20_body"><draw:frame draw:style-name="fr1" draw:name="Frame1" text:anchor-type="paragraph" svg:width="16.999cm" draw:z-index="0"><draw:text-box fo:min-height="8.207cm"><text:p text:style-name="Drawing"><draw:frame draw:style-name="fr3" draw:name="graphics1" text:anchor-type="paragraph" svg:x="0cm" svg:y="0cm" svg:width="16.999cm" svg:height="5.147cm" draw:z-index="1"><draw:image xlink:href="Pictures/200000090000953F00002D342CBCB520.svm" xlink:type="simple" xlink:show="embed" xlink:actuate="onLoad"/></draw:frame></text:p><text:p text:style-name="Drawing">Rysunek <text:sequence text:ref-name="refDrawing0" text:name="Drawing" text:formula="ooow:Drawing+1" style:num-format="1">1</text:sequence>: Proces obsługi zamówienia (plik <text:span text:style-name="T4">lab3_exc1.bpmn</text:span>)</text:p></draw:text-box></draw:frame></text:p>
      <text:p text:style-name="Text_20_body">Przekształć model pokazany na rysunku 1 tak, aby:</text:p>
      <text:p text:style-name="Text_20_body">1. Klient mógł anulować zamówienie w dowolnym momencie po jego wprowadzeniu a przed rozpoczęciem procesu dostarczania.</text:p>
      <text:p text:style-name="Text_20_body">2. Brak kredytowania był obsługiwany przez zdarzenie przyłączone typu błąd, które jest propagowane do poziomu nadrzędnego.</text:p>
      <text:p text:style-name="Text_20_body">3. Wiadomość informująca klienta o braku kredytowania wysyłana była z poziomu diagramu globalnego.</text:p>
      <text:p text:style-name="Text_20_body"/>
      <text:h text:style-name="Heading_20_2" text:outline-level="2"><text:soft-page-break/>2. Optymalizacja procesu (wykorzystanie zdarzenia eskalacji oraz podprocesów zdarzeniowych)</text:h>
      <text:p text:style-name="Text_20_body"><draw:frame draw:style-name="fr2" draw:name="Frame2" text:anchor-type="paragraph" svg:width="16.999cm" draw:z-index="2"><draw:text-box fo:min-height="8.043cm"><text:p text:style-name="Drawing"><draw:frame draw:style-name="fr4" draw:name="graphics2" text:anchor-type="paragraph" svg:width="16.999cm" svg:height="8.05cm" draw:z-index="3"><draw:image xlink:href="Pictures/2000000900009796000047CD70DC7996.svm" xlink:type="simple" xlink:show="embed" xlink:actuate="onLoad"/></draw:frame>Rysunek <text:sequence text:ref-name="refDrawing1" text:name="Drawing" text:formula="ooow:Drawing+1" style:num-format="1">2</text:sequence>: Proces przetwarzania zgłoszenia usterki (plik <text:span text:style-name="T4">lab3_exc2.bpmn</text:span>)</text:p></draw:text-box></draw:frame>1. Znajdź i popraw błąd semantyczny na diagramie z rysunku 2.</text:p>
      <text:p text:style-name="Text_20_body">2. <text:s/>Zmodyfikuj diagram w taki sposób, aby równoległa ścieżka oceny wpływu była uruchamiana warunkowo (jeżeli wymagana).</text:p>
      <text:p text:style-name="P12">3. Rysunek 2 przedstawia przykładowy proces przetwarzania zgłoszenia usterki. Opis podprocesu „Rozwiąż problem” wykorzystuje bramki zrównoleglające do opisania równoległych przepływów procesu związanych z naprawą usterki oraz oceną jej wpływu na działanie systemu. Bieżące rozwiązanie powoduje, że mimo naprawienia problemu, w przypadku potrzeby wykonania pełnego audytu (który może trwać nawet tydzień), główny podproces (<text:span text:style-name="T3">Rozwiąż problem</text:span>) musi czekać na jego zakończenie. Analiza biznesowa wykazała, że takie oczekiwanie nie jest uzasadnione żadnym czynnikiem. Co więcej powoduje to opóźnienia procesu związane z późniejszym uruchomieniem procesu rozliczania naprawy.</text:p>
      <text:p text:style-name="P12">Zmodyfikuj proces w taki sposób, aby czynność związana z audytem systemu nie powodowała opóźnień w procesie. </text:p>
      <text:p text:style-name="P12">4. Jednocześnie, aby podkreślić, że ścieżka oceny wpływu zmiany, jest w sensie biznesowym dodatkowa obsłuż ocenę wpływu zmiany za pomocą podprocesu zdarzeniowego (wyzwalanego adekwatnym zdarzeniem).</text:p>
      <text:h text:style-name="Heading_20_2" text:outline-level="2">3. Kamień milowy </text:h>
      <text:p text:style-name="P12">Kamień milowy (łac. milliarium) to znak kamienny, który służył do oznaczania drogi w czasach Imperium Rzymskiego. Rzymianie rozmieszczali kamienie milowe na poboczu dróg co rzymską milę (1478,5 metra). Celem było ułatwienie orientacji w trakcie szybkiego pokonywania odległości. W przenośni pojęcie kamień milowy używane jest do oznaczenia wydarzeń szczególnie ważnych w historii jakiejś społeczności.<text:note text:id="ftn1" text:note-class="footnote"><text:note-citation>1</text:note-citation><text:note-body><text:p text:style-name="Footnote"><text:a xlink:type="simple" xlink:href="http://pl.wikipedia.org/wiki/Kamień_milowy" text:style-name="Internet_20_link" text:visited-style-name="Visited_20_Internet_20_Link">http://pl.wikipedia.org/wiki/Kamień_milowy</text:a> </text:p></text:note-body></text:note></text:p>
      <text:p text:style-name="P12">W dziedzinie zarządzania projektami, kamień milowy to końcowy punkt, który podsumowuje określony zestaw zadań, (lub fazę projektu). Oznacza on jednocześnie pewne istotne, jednorazowe zdarzenie, które można w jednoznaczny sposób określić. Może to być: podpisanie dokumentu, otrzymanie wyniku, ważne spotkanie, zatwierdzenie pracy itp.<text:note text:id="ftn2" text:note-class="footnote"><text:note-citation>2</text:note-citation><text:note-body><text:p text:style-name="Footnote"><text:a xlink:type="simple" xlink:href="http://pl.wikipedia.org/wiki/Kamień_milowy_(zarządzanie_projektem)" text:style-name="Internet_20_link" text:visited-style-name="Visited_20_Internet_20_Link">http://pl.wikipedia.org/wiki/Kamień_milowy_(zarządzanie_projektem)</text:a> </text:p></text:note-body></text:note></text:p>
      <text:p text:style-name="P12"><text:soft-page-break/>W modelowaniu procesów biznesowych wzorzec „kamienia milowego” odnosi się do synchronizacji wybranych kroków procesu za pomocą stanu pośredniego (nazywanego kamieniem milowym). </text:p>
      <text:p text:style-name="P12">Bramki rozdzielające i łączące umożliwiają synchronizację równoległych ścieżek na podstawie zakończenia czynności wykonywanych w ramach przepływów. Problem pojawia się wówczas, gdy synchronizacja powinna bazować na pośrednich zdarzeniach, czy też stanie częściowego zakończenia ścieżki. BPMN nie posiada mechanizmu pozwalającego na synchronizację z pośrednim kamieniem milowym. Popularnym sposobem rozwiązania problemu jest wykorzystanie sygnałów.</text:p>
      <text:p text:style-name="P12">Na przykład, do konfiguracji i inicjalizacji nowego konta użytkownika wykorzystywana jest czynność systemu: <text:span text:style-name="T3">Konfiguruj konto</text:span> oraz czynność użytkownika <text:span text:style-name="T3">Zaloguj się po raz pierwszy</text:span>. Krok pierwszego logowanie nie powinien czekać na pełną konfigurację konta (która, z biznesowego punktu widzenia, trwa długo), musi jednak poczekać do chwili fizycznego założenia konta (rysunek 3). </text:p>
      <text:p text:style-name="P12"><draw:frame draw:style-name="fr1" draw:name="Frame3" text:anchor-type="paragraph" svg:width="16.999cm" draw:z-index="4"><draw:text-box fo:min-height="4.491cm"><text:p text:style-name="Drawing"><draw:frame draw:style-name="fr5" draw:name="graphics3" text:anchor-type="paragraph" svg:x="0.004cm" svg:y="0.002cm" svg:width="16.999cm" style:rel-width="100%" svg:height="4.491cm" style:rel-height="scale" draw:z-index="5"><draw:image xlink:href="Pictures/200000090000858900002348195F4613.svm" xlink:type="simple" xlink:show="embed" xlink:actuate="onLoad"/></draw:frame>Rysunek <text:sequence text:ref-name="refDrawing2" text:name="Drawing" text:formula="ooow:Drawing+1" style:num-format="1">3</text:sequence>: Proces zakładania konta użytkownika (plik <text:span text:style-name="T4">lab3_exc3.bpmn</text:span>)</text:p></draw:text-box></draw:frame></text:p>
      <text:p text:style-name="P12">Zmodyfikuj proces pokazany na rysunku 3 w taki sposób, aby pierwsze logowanie było możliwe po utworzeniu konta. Przyjmij założenie, że symbol podprocesu dla czynności <text:span text:style-name="T3">Konfiguruj konto</text:span> nie może być zmieniana (jest to zewnętrznie zarządzana procedura). Możliwa jest jednak modyfikacja ścieżki podprocesu poprzez rozszerzenie o zdarzenia<text:note text:id="ftn3" text:note-class="footnote"><text:note-citation>3</text:note-citation><text:note-body><text:p text:style-name="Footnote">Dyskusyjność tego przypadku biznesowego nie jest przedmiotem ćwiczenia :). Celem jest zobrazowanie sytuacji w której potrzebne jest wykorzystanie zdarzenia określonego typu.</text:p></text:note-body></text:note>.</text:p>
      <text:p text:style-name="P12"/>
      <text:h text:style-name="Heading_20_2" text:outline-level="2">4. Proces zakładania konta</text:h>
      <text:p text:style-name="P12">1. Opracuj model, który reprezentuje popularny proces zakładania konta użytkownika wykorzystywany w aplikacjach webowych (sklepy internetowe, portale społecznościowe). Do jego elementów należą, m.in. weryfikacja typu CAPTCHA, potwierdzanie adresu email.</text:p>
      <text:p text:style-name="P12">2. Rozbuduj ten proces poprzez dodanie funkcjonalności wykorzystywanej w systemie aukcyjnym, gdzie do pełnej aktywacji konta, umożliwiającej, oprócz uczestniczenia w licytacjach również wystawianie własnych aukcji, potrzebne jest potwierdzenie adresu korespondencyjnego. Odbywa się to poprzez odebranie przez użytkownika listu tradycyjnego oraz przesłanie potwierdzenia do systemu zawierającego informacje w nim zawarte.</text:p>
      <text:h text:style-name="Heading_20_2" text:outline-level="2"><text:soft-page-break/></text:h>
      <text:h text:style-name="Heading_20_1" text:outline-level="1"><text:bookmark-start text:name="__RefHeading__3675_1658046114"/>Użyteczne linki<text:bookmark-end text:name="__RefHeading__3675_1658046114"/></text:h>
      <text:list xml:id="list7201741750827053623" text:style-name="L3">
        <text:list-item>
          <text:p text:style-name="P21"><text:span text:style-name="T1">Strona projektu Yaoqiang BPMN Editor: </text:span><text:a xlink:type="simple" xlink:href="http://bpmn.sourceforge.net/" text:style-name="Internet_20_link" text:visited-style-name="Visited_20_Internet_20_Link">http://bpmn.sourceforge.net/</text:a></text:p>
        </text:list-item>
        <text:list-item>
          <text:p text:style-name="P20">Specyfikacja BPMN <text:a xlink:type="simple" xlink:href="http://www.omg.org/spec/BPMN/2.0/" text:style-name="Internet_20_link" text:visited-style-name="Visited_20_Internet_20_Link">http://www.omg.org/spec/BPMN/2.0/</text:a> </text:p>
          <text:p text:style-name="P20"/>
          <text:p text:style-name="P20"/>
        </text:list-item>
      </text:list>
      <text:p text:style-name="Bibliography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Groty_20_strzałek_20_1" draw:display-name="Groty strzałek 1" svg:viewBox="0 0 20 30" svg:d="M10 0l-10 30h20z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ers" style:display-name="Table Headers" style:family="paragraph" style:parent-style-name="Standard" style:next-style-name="Standard">
      <style:paragraph-properties loext:contextual-spacing="false" fo:margin-top="0cm" fo:margin-bottom="0.212cm"/>
      <style:text-properties fo:font-size="12pt" fo:font-style="italic" fo:font-weight="bold" style:font-size-asian="12pt" style:font-style-asian="italic" style:font-weight-asian="bold" style:font-size-complex="12pt"/>
    </style:style>
    <style:style style:name="Table_20_Cells" style:display-name="Table Cells" style:family="paragraph" style:parent-style-name="Standard">
      <style:paragraph-properties loext:contextual-spacing="false" fo:margin-top="0cm" fo:margin-bottom="0.212cm"/>
      <style:text-properties fo:font-size="11pt" style:font-size-asian="11pt" style:font-size-complex="12pt"/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er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dex_20_Link" style:display-name="Index Link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8T12:48:50.55</meta:creation-date>
    <dc:date>2018-10-27T15:52:16.04</dc:date>
    <meta:editing-duration>P18DT2H10M23S</meta:editing-duration>
    <meta:editing-cycles>914</meta:editing-cycles>
    <meta:generator>OpenOffice/4.1.1$Win32 OpenOffice.org_project/411m6$Build-9775</meta:generator>
    <meta:print-date>2010-02-23T11:27:21.22</meta:print-date>
    <meta:document-statistic meta:table-count="1" meta:image-count="3" meta:object-count="0" meta:page-count="6" meta:paragraph-count="87" meta:word-count="819" meta:character-count="6451"/>
    <dc:creator>Tomasz Kowalski</dc:creator>
  </office:meta>
</office:document-meta>
</file>